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27cm" fo:min-width="12.532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664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5cm" fo:min-width="1.663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227cm" fo:min-width="5.813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226cm" fo:min-width="5.813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1.227cm" fo:min-width="5.584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2.795cm" fo:min-width="5.584cm"/>
    </style:style>
    <style:style style:name="gr8" style:family="graphic" style:parent-style-name="standard">
      <style:graphic-properties draw:textarea-horizontal-align="justify" draw:textarea-vertical-align="middle" draw:auto-grow-height="false" fo:min-height="1.226cm" fo:min-width="12.532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1.226cm" fo:min-width="5.814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857cm" fo:min-width="12.603cm"/>
    </style:style>
    <style:style style:name="gr11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4.44cm" fo:min-width="12.8cm" fo:padding-top="0.225cm" fo:padding-bottom="0.225cm" fo:padding-left="0.35cm" fo:padding-right="0.35cm" draw:shadow-opacity="0%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58cm" fo:min-width="12.603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858cm" fo:min-width="1.368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858cm" fo:min-width="1.261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858cm" fo:min-width="1.26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858cm" fo:min-width="1.262cm"/>
    </style:style>
    <style:style style:name="gr17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2.226cm" fo:min-width="12.721cm" fo:padding-top="0.225cm" fo:padding-bottom="0.225cm" fo:padding-left="0.35cm" fo:padding-right="0.35cm" draw:shadow-opacity="0%"/>
    </style:style>
    <style:style style:name="gr18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2.226cm" fo:min-width="12.487cm" fo:padding-top="0.225cm" fo:padding-bottom="0.225cm" fo:padding-left="0.35cm" fo:padding-right="0.35cm" draw:shadow-opacity="0%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857cm" fo:min-width="2.07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65cm" fo:min-width="12.453cm"/>
    </style:style>
    <style:style style:name="gr21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2.133cm" fo:min-width="12.566cm" fo:padding-top="0.225cm" fo:padding-bottom="0.225cm" fo:padding-left="0.35cm" fo:padding-right="0.35cm" draw:shadow-opacity="0%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765cm" fo:min-width="12.455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857cm" fo:min-width="2.069cm"/>
    </style:style>
    <style:style style:name="gr24" style:family="graphic" style:parent-style-name="standard">
      <style:graphic-properties draw:textarea-horizontal-align="justify" draw:textarea-vertical-align="middle" draw:auto-grow-height="false" fo:min-height="0.673cm" fo:min-width="12.5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-color="#00a65d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-color="#00a65d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solid" draw:fill-color="#ffffff" draw:opacity="0%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032cm" svg:height="1.477cm" svg:x="3.813cm" svg:y="24.747cm">
          <text:p text:style-name="P1">Base SOE (RHEL 8 + 1 if up + attached raw HD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4cm" svg:height="0.8cm" svg:x="4.082cm" svg:y="27.9cm">
          <text:p text:style-name="P2">Manually</text:p>
          <text:p text:style-name="P2">provisionne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63cm" svg:height="0.8cm" svg:x="6.498cm" svg:y="27.9cm">
          <text:p text:style-name="P2">IaaC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13cm" svg:height="1.477cm" svg:x="3.884cm" svg:y="20.318cm">
          <text:p text:style-name="P1">Virtualisation</text:p>
          <text:p text:style-name="P1">capabilities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13cm" svg:height="1.476cm" svg:x="3.884cm" svg:y="18.75cm">
          <text:p text:style-name="P1">Hypervisor U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084cm" svg:height="1.477cm" svg:x="10.761cm" svg:y="20.318cm">
          <text:p text:style-name="P1">VP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84cm" svg:height="3.045cm" svg:x="10.761cm" svg:y="17.181cm">
          <text:p text:style-name="P1">Additional Net IF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032cm" svg:height="1.476cm" svg:x="3.813cm" svg:y="26.224cm">
          <text:p text:style-name="P1">Physical lay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314cm" svg:height="1.476cm" svg:x="3.897cm" svg:y="17.181cm">
          <text:p text:style-name="P1">Volume setup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3.103cm" svg:height="1.107cm" svg:x="3.742cm" svg:y="15.52cm">
          <text:p text:style-name="P1">Vms network topology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3.5cm" svg:height="4.89cm" svg:x="3.5cm" svg:y="17.0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3.103cm" svg:height="1.108cm" svg:x="3.742cm" svg:y="14.32cm">
          <text:p text:style-name="P1">Internet services VM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868cm" svg:height="1.108cm" svg:x="3.734cm" svg:y="9.891cm">
          <text:p text:style-name="P1">DNS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761cm" svg:height="1.108cm" svg:x="5.708cm" svg:y="9.891cm">
          <text:p text:style-name="P1">DHCP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761cm" svg:height="1.108cm" svg:x="7.522cm" svg:y="9.891cm">
          <text:p text:style-name="P1">Mails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761cm" svg:height="1.108cm" svg:x="9.336cm" svg:y="9.891cm">
          <text:p text:style-name="P1">LDAP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76cm" svg:height="1.108cm" svg:x="11.15cm" svg:y="9.891cm">
          <text:p text:style-name="P1">NFS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761cm" svg:height="1.108cm" svg:x="12.976cm" svg:y="9.891cm">
          <text:p text:style-name="P1">PXE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762cm" svg:height="1.108cm" svg:x="14.815cm" svg:y="9.891cm">
          <text:p text:style-name="P1">HTTPD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3.421cm" svg:height="2.676cm" svg:x="3.579cm" svg:y="14.1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3.187cm" svg:height="2.676cm" svg:x="3.579cm" svg:y="8.5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57cm" svg:height="1.107cm" svg:x="3.739cm" svg:y="8.692cm">
          <text:p text:style-name="P1">antispam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2.953cm" svg:height="1.015cm" svg:x="3.813cm" svg:y="23.548cm">
          <text:p text:style-name="P1">RHEL Registration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2.953cm" svg:height="1.015cm" svg:x="3.813cm" svg:y="22.348cm">
          <text:p text:style-name="P1">Insight registration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266cm" svg:height="2.583cm" svg:x="3.655cm" svg:y="22.1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2.955cm" svg:height="1.015cm" svg:x="3.655cm" svg:y="12.752cm">
          <text:p text:style-name="P1">RHEL Registration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2.955cm" svg:height="1.015cm" svg:x="3.655cm" svg:y="11.552cm">
          <text:p text:style-name="P1">Insight registration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266cm" svg:height="2.583cm" svg:x="3.5cm" svg:y="11.3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57cm" svg:height="1.107cm" svg:x="6.392cm" svg:y="8.692cm">
          <text:p text:style-name="P1">antivirus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569cm" svg:height="1.107cm" svg:x="9.041cm" svg:y="8.692cm">
          <text:p text:style-name="P1">Mailing lis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3.032cm" svg:height="0.923cm" svg:x="3.655cm" svg:y="7.4cm">
          <text:p text:style-name="P1">Data migration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569cm" svg:height="1.107cm" svg:x="11.778cm" svg:y="8.692cm">
          <text:p text:style-name="P1">Backup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2.297cm" svg:height="0.962cm" svg:x="1.2cm" svg:y="23cm">
          <draw:text-box>
            <text:p>redhat</text:p>
          </draw:text-box>
        </draw:frame>
        <draw:frame draw:style-name="gr25" draw:text-style-name="P6" draw:layer="layout" svg:width="2.085cm" svg:height="0.962cm" svg:x="1.015cm" svg:y="19.1cm">
          <draw:text-box>
            <text:p>pinfra</text:p>
          </draw:text-box>
        </draw:frame>
        <draw:frame draw:style-name="gr25" draw:text-style-name="P6" draw:layer="layout" svg:width="2.051cm" svg:height="0.962cm" svg:x="1.115cm" svg:y="15.1cm">
          <draw:text-box>
            <text:p>vinfra</text:p>
          </draw:text-box>
        </draw:frame>
        <draw:frame draw:style-name="gr25" draw:text-style-name="P6" draw:layer="layout" svg:width="2.826cm" svg:height="0.962cm" svg:x="1cm" svg:y="9.7cm">
          <draw:text-box>
            <text:p>services</text:p>
          </draw:text-box>
        </draw:frame>
        <draw:frame draw:style-name="gr25" draw:text-style-name="P6" draw:layer="layout" svg:width="2.297cm" svg:height="0.962cm" svg:x="0.803cm" svg:y="12.238cm">
          <draw:text-box>
            <text:p>redh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15:37:39.932820191</meta:creation-date>
    <dc:date>2020-03-17T16:20:11.798750179</dc:date>
    <meta:editing-duration>PT32M18S</meta:editing-duration>
    <meta:editing-cycles>9</meta:editing-cycles>
    <meta:generator>LibreOffice/6.0.6.1$Linux_X86_64 LibreOffice_project/00$Build-1</meta:generator>
    <meta:document-statistic meta:object-count="37"/>
  </office:meta>
</office:document-meta>
</file>